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1" office:value-type="string" table:number-columns-spanned="4" table:number-rows-spanned="1">
            <text:p>Throttle</text:p>
          </table:table-cell>
          <table:covered-table-cell table:number-columns-repeated="3"/>
          <table:table-cell/>
          <table:table-cell table:style-name="ce1" office:value-type="string" table:number-columns-spanned="3" table:number-rows-spanned="1">
            <text:p>Direction Left</text:p>
          </table:table-cell>
          <table:covered-table-cell table:number-columns-repeated="2"/>
          <table:table-cell/>
          <table:table-cell table:style-name="ce1" office:value-type="string" table:number-columns-spanned="4" table:number-rows-spanned="1">
            <text:p>Button Left</text:p>
          </table:table-cell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 table:number-columns-spanned="3" table:number-rows-spanned="1">
            <text:p>Direction Right</text:p>
          </table:table-cell>
          <table:covered-table-cell table:number-columns-repeated="2"/>
          <table:table-cell/>
          <table:table-cell table:style-name="ce1" office:value-type="string" table:number-columns-spanned="4" table:number-rows-spanned="1">
            <text:p>Button Right</text:p>
          </table:table-cell>
          <table:covered-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9/30/2012</text:date>, <text:time>00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 </meta:initial-creator>
    <meta:creation-date>2011-12-17T19:03:53</meta:creation-date>
    <dc:date>2012-09-30T00:57:34</dc:date>
    <dc:creator>JD </dc:creator>
    <meta:editing-duration>PT1H38M28S</meta:editing-duration>
    <meta:editing-cycles>11</meta:editing-cycles>
    <meta:generator>LibreOffice/3.4$Unix LibreOffice_project/340m1$Build-402</meta:generator>
    <meta:document-statistic meta:table-count="3" meta:cell-count="109" meta:object-count="0"/>
  </office:meta>
</office:document-meta>
</file>